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Jar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jbJar.createBorl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jbJar.setGenericjarsuffix( String i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Jar.setSrcdir( File in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Jar.createJbo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jbJar.create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jbJar.createIplan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jbJar.setDependency( String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Jar.createWeb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jbJar.setManifest( File manif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Jar.createWebsphe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MPVersion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jbJar.validateConfi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jbJar.getCmp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Jar.setNaming( NamingScheme namingSche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jbJar.setDestdir( File in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Jar.addDeploymentTool( EJBDeploymentTool deploymentT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jbJar.setDescriptordir( File in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Jar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Jar.setFlatdestdir( boolean i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Jar.createJon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jbJar.setBasenameterminator( String i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Jar.getDes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Jar.setBasejarname( String in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jbJar.setCmpversion( CMPVersio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Jar.create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jbJar.createWeblogictop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jbJar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NamingSchem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